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8bd0" officeooo:paragraph-rsid="00018bd0"/>
    </style:style>
    <style:style style:name="P2" style:family="paragraph" style:parent-style-name="Standard">
      <style:text-properties officeooo:rsid="00018bd0" officeooo:paragraph-rsid="00018bd0"/>
    </style:style>
    <style:style style:name="T1" style:family="text">
      <style:text-properties officeooo:rsid="00035d2e"/>
    </style:style>
    <style:style style:name="T2" style:family="text">
      <style:text-properties officeooo:rsid="0003a6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 for mission</text:p>
      <text:p text:style-name="P1">- default bounds are for when charruco is placed along xy with y being constant</text:p>
      <text:p text:style-name="P1">- if charruco is placed along xy with x being constant, all one has to do is flip the parameter values. You can do that through argparse</text:p>
      <text:p text:style-name="P1">- <text:span text:style-name="T1">If charruco is placed along xy with y being constant, have both y_max and y_min be the same value but give y_max a negative value and y_min a positive value</text:span></text:p>
      <text:p text:style-name="P1">- <text:span text:style-name="T1">Do the same if the charruco is placed along xy with x being constant</text:span></text:p>
      <text:p text:style-name="P1">- if we are too close or too far from charruco, adjust distance depending on what axis is constant.</text:p>
      <text:p text:style-name="P1">- change number of segments and images with argparse</text:p>
      <text:p text:style-name="P1">- default x and y bounds are for the drone to slightly go past the edge. If we need it to go more or less, again adjust respective bounds.</text:p>
      <text:p text:style-name="P1">- Charruco measures 120x120 cm</text:p>
      <text:p text:style-name="P1">- When we tell drone to move 1, that is equivalent to 1 m or 100 cm</text:p>
      <text:p text:style-name="P1">- One can adjust the way the camera is facing with the use of “yaw_angle” interface. Adjust respectively</text:p>
      <text:p text:style-name="P1">- <text:span text:style-name="T2">One meter distance is perfect. If one is closer, drone senses that it is too close to the board, at least during simulation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11:26:52.716218586</meta:creation-date>
    <dc:date>2024-06-12T12:42:33.715456860</dc:date>
    <meta:editing-duration>PT8M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212" meta:character-count="1074" meta:non-whitespace-character-count="874"/>
  </office:meta>
</office:document-meta>
</file>